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2.3563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normal" style:font-weight-asian="normal" style:font-weight-complex="normal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4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5" table:number-columns-repeated="249" table:default-cell-style-name="ce8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Pkg Code</text:p>
          </table:table-cell>
          <table:table-cell table:style-name="ce13" office:value-type="string" calcext:value-type="string">
            <text:p>VID</text:p>
          </table:table-cell>
          <table:table-cell table:style-name="ce10" office:value-type="string" calcext:value-type="string">
            <text:p>Vendor Part Num</text:p>
          </table:table-cell>
          <table:table-cell table:style-name="ce10" office:value-type="string" calcext:value-type="string">
            <text:p>Price @ 500</text:p>
          </table:table-cell>
          <table:table-cell table:style-name="ce10" office:value-type="string" calcext:value-type="string">
            <text:p>Height</text:p>
          </table:table-cell>
          <table:table-cell table:style-name="ce10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table:number-columns-repeated="2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]" office:value-type="string" office:string-value="609-3234-ND" calcext:value-type="string">
            <text:p>609-3234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CS</text:p>
          </table:table-cell>
          <table:table-cell table:style-name="ce3" office:value-type="string" calcext:value-type="string">
            <text:p>ECS-160-20-3X-TR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1"/>
          <table:table-cell table:style-name="Default"/>
          <table:table-cell table:style-name="Default" table:formula="of:=[from_url.D4]" office:value-type="string" office:string-value="XC1776CT-ND" calcext:value-type="string">
            <text:p>XC1776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1"/>
          <table:table-cell table:style-name="Default"/>
          <table:table-cell table:style-name="Default" table:formula="of:=[from_url.D5]" office:value-type="string" office:string-value="350-1627-ND" calcext:value-type="string">
            <text:p>350-1627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1"/>
          <table:table-cell table:style-name="Default"/>
          <table:table-cell table:style-name="ce15" office:value-type="string" calcext:value-type="string">
            <text:p>350-1620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1"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ce17" table:number-columns-repeated="2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1" office:value-type="string" calcext:value-type="string">
            <text:p>SOT23-5</text:p>
          </table:table-cell>
          <table:table-cell table:style-name="Default"/>
          <table:table-cell table:style-name="ce15" office:value-type="string" calcext:value-type="string">
            <text:p>296-11603-1-ND</text:p>
          </table:table-cell>
          <table:table-cell table:style-name="ce15" office:value-type="float" office:value="0.1482" calcext:value-type="float">
            <text:p>0.1482</text:p>
          </table:table-cell>
          <table:table-cell table:style-name="ce17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table:number-columns-repeated="2"/>
          <table:table-cell table:style-name="ce18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FB-05LLC 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0]" office:value-type="string" office:string-value="563-1106-ND" calcext:value-type="string">
            <text:p>563-1106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538-22-05-7025</text:p>
          </table:table-cell>
          <table:table-cell table:style-name="ce17" table:number-columns-repeated="2"/>
          <table:table-cell table:style-name="ce20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1]" office:value-type="string" office:string-value="455-1030-ND" calcext:value-type="string">
            <text:p>455-1030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S4B-EH/455-1030-ND/527254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2">
          <table:table-cell table:style-name="ce3" office:value-type="string" calcext:value-type="string">
            <text:p>PPTC051LGBN-RC</text:p>
          </table:table-cell>
          <table:table-cell table:style-name="Gnumeric-default" office:value-type="string" calcext:value-type="string">
            <text:p>Sullins Connector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S544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PPTC051LGBN-RC/S5441-ND/775899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/>
          <table:table-cell table:style-name="ce11"/>
          <table:table-cell table:style-name="ce14"/>
          <table:table-cell table:style-name="ce14" table:formula="of:=[from_url.D13]" office:value-type="string" office:string-value="609-4050-1-ND" calcext:value-type="string">
            <text:p>609-4050-1-ND</text:p>
          </table:table-cell>
          <table:table-cell table:style-name="ce16" table:number-columns-repeated="2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N-08352</text:p>
          </table:table-cell>
          <table:table-cell table:style-name="Gnumeric-default" office:value-type="string" calcext:value-type="string">
            <text:p>Sparkfun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s://www.sparkfun.com/products/861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7]" office:value-type="string" office:string-value="1028-1260-1-ND" calcext:value-type="string">
            <text:p>1028-1260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1"/>
          <table:table-cell table:style-name="Default"/>
          <table:table-cell table:style-name="ce15" office:value-type="string" calcext:value-type="string">
            <text:p>MC34673AEPR2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1"/>
          <table:table-cell table:style-name="Default"/>
          <table:table-cell table:style-name="Default" table:formula="of:=[from_url.D19]" office:value-type="string" office:string-value="587-2165-1-ND" calcext:value-type="string">
            <text:p>587-2165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11"/>
          <table:table-cell table:style-name="Default"/>
          <table:table-cell table:style-name="Default" table:formula="of:=[from_url.D20]" office:value-type="string" office:string-value="587-2408-1-ND" calcext:value-type="string">
            <text:p>587-2408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1"/>
          <table:table-cell table:style-name="Default"/>
          <table:table-cell table:style-name="Default" table:formula="of:=[from_url.D21]" office:value-type="string" office:string-value="1028-1023-1-ND" calcext:value-type="string">
            <text:p>1028-1023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1"/>
          <table:table-cell table:style-name="Default"/>
          <table:table-cell table:style-name="ce15" office:value-type="string" calcext:value-type="string">
            <text:p>APX809-31SAGDI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1"/>
          <table:table-cell table:style-name="Default"/>
          <table:table-cell table:style-name="Default" table:formula="of:=[from_url.D22]" office:value-type="string" office:string-value="507-1806-1-ND" calcext:value-type="string">
            <text:p>507-1806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4]" office:value-type="string" office:string-value="IRLML2246TRPBFCT-ND" calcext:value-type="string">
            <text:p>IRLML2246TRPBF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5]" office:value-type="string" office:string-value="B130LAW-FDICT-ND" calcext:value-type="string">
            <text:p>B130LAW-FDI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6]" office:value-type="string" office:string-value="MH2029-300YCT-ND" calcext:value-type="string">
            <text:p>MH2029-300Y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7]" office:value-type="string" office:string-value="CG0603MLC-05ECT-ND" calcext:value-type="string">
            <text:p>CG0603MLC-05E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29]" office:value-type="string" office:string-value="1276-1187-1-ND" calcext:value-type="string">
            <text:p>1276-1187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0]" office:value-type="string" office:string-value="445-1316-1-ND" calcext:value-type="string">
            <text:p>445-1316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1]" office:value-type="string" office:string-value="445-1416-1-ND" calcext:value-type="string">
            <text:p>445-1416-1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1" office:value-type="string" calcext:value-type="string">
            <text:p>0805</text:p>
          </table:table-cell>
          <table:table-cell table:style-name="Default"/>
          <table:table-cell table:style-name="Default" table:formula="of:=[from_url.D32]" office:value-type="string" office:string-value="445-7644-1-ND" calcext:value-type="string">
            <text:p>445-7644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4]" office:value-type="string" office:string-value="311-0.0GRCT-ND" calcext:value-type="string">
            <text:p>311-0.0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5]" office:value-type="string" office:string-value="311-22GRCT-ND" calcext:value-type="string">
            <text:p>311-22G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311-2.00KHRCT-ND" calcext:value-type="string">
            <text:p>311-2.00KH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311-10KGRCT-ND" calcext:value-type="string">
            <text:p>311-10K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311-53.6KCRCT-ND" calcext:value-type="string">
            <text:p>311-53.6KC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9]" office:value-type="string" office:string-value="P86.6KHCT-ND" calcext:value-type="string">
            <text:p>P86.6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0]" office:value-type="string" office:string-value="P487KHCT-ND" calcext:value-type="string">
            <text:p>P487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1.00MHRCT-ND" calcext:value-type="string">
            <text:p>311-1.00MH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17" table:number-columns-repeated="2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43]" office:value-type="string" office:string-value="NDS331NCT-ND" calcext:value-type="string">
            <text:p>NDS331N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9" office:value-type="string" calcext:value-type="string">
            <text:p>DO NOT POPULATE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9" office:value-type="string" calcext:value-type="string">
            <text:p>DO NOT POPULATE</text:p>
          </table:table-cell>
          <table:table-cell table:number-columns-repeated="1014"/>
        </table:table-row>
        <table:table-row table:style-name="ro1" table:number-rows-repeated="3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 table:number-columns-repeated="3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4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5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6" table:number-columns-repeated="2"/>
          <table:table-cell table:style-name="ce11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67997-206HLF/609-3234-ND/1878491" calcext:value-type="string">
            <text:p>67997-206HLF/609-3234-ND/1878491</text:p>
          </table:table-cell>
          <table:table-cell table:formula="of:=RIGHT([.A3]; LEN([.A3]) - FIND(&quot;/&quot;; [.A3]; 1))" office:value-type="string" office:string-value="609-3234-ND/1878491" calcext:value-type="string">
            <text:p>609-3234-ND/1878491</text:p>
          </table:table-cell>
          <table:table-cell table:formula="of:=LEFT([.A3]; FIND(&quot;/&quot;; [.A3]; 1)-1)" office:value-type="string" office:string-value="67997-206HLF" calcext:value-type="string">
            <text:p>67997-206HLF</text:p>
          </table:table-cell>
          <table:table-cell table:formula="of:=LEFT([.B3]; FIND(&quot;/&quot;; [.B3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ECS-160-20-3X-TR/XC1776CT-ND/2676640" calcext:value-type="string">
            <text:p>ECS-160-20-3X-TR/XC1776CT-ND/2676640</text:p>
          </table:table-cell>
          <table:table-cell table:formula="of:=RIGHT([.A4]; LEN([.A4]) - FIND(&quot;/&quot;; [.A4]; 1))" office:value-type="string" office:string-value="XC1776CT-ND/2676640" calcext:value-type="string">
            <text:p>XC1776CT-ND/2676640</text:p>
          </table:table-cell>
          <table:table-cell table:formula="of:=LEFT([.A4]; FIND(&quot;/&quot;; [.A4]; 1)-1)" office:value-type="string" office:string-value="ECS-160-20-3X-TR" calcext:value-type="string">
            <text:p>ECS-160-20-3X-TR</text:p>
          </table:table-cell>
          <table:table-cell table:formula="of:=LEFT([.B4]; FIND(&quot;/&quot;; [.B4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550-1307F/350-1627-ND/809025" calcext:value-type="string">
            <text:p>550-1307F/350-1627-ND/809025</text:p>
          </table:table-cell>
          <table:table-cell table:formula="of:=RIGHT([.A5]; LEN([.A5]) - FIND(&quot;/&quot;; [.A5]; 1))" office:value-type="string" office:string-value="350-1627-ND/809025" calcext:value-type="string">
            <text:p>350-1627-ND/809025</text:p>
          </table:table-cell>
          <table:table-cell table:formula="of:=LEFT([.A5]; FIND(&quot;/&quot;; [.A5]; 1)-1)" office:value-type="string" office:string-value="550-1307F" calcext:value-type="string">
            <text:p>550-1307F</text:p>
          </table:table-cell>
          <table:table-cell table:formula="of:=LEFT([.B5]; FIND(&quot;/&quot;; [.B5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" calcext:value-type="error">
            <text:p/>
          </table:table-cell>
          <table:table-cell table:formula="of:=RIGHT([.A6]; LEN([.A6]) - FIND(&quot;/&quot;; [.A6]; 1))" office:value-type="string" office:string-value="" calcext:value-type="error">
            <text:p/>
          </table:table-cell>
          <table:table-cell table:formula="of:=LEFT([.A6]; FIND(&quot;/&quot;; [.A6]; 1)-1)" office:value-type="string" office:string-value="" calcext:value-type="error">
            <text:p/>
          </table:table-cell>
          <table:table-cell table:formula="of:=LEFT([.B6]; FIND(&quot;/&quot;; [.B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" calcext:value-type="error">
            <text:p/>
          </table:table-cell>
          <table:table-cell table:formula="of:=RIGHT([.A7]; LEN([.A7]) - FIND(&quot;/&quot;; [.A7]; 1))" office:value-type="string" office:string-value="" calcext:value-type="error">
            <text:p/>
          </table:table-cell>
          <table:table-cell table:formula="of:=LEFT([.A7]; FIND(&quot;/&quot;; [.A7]; 1)-1)" office:value-type="string" office:string-value="" calcext:value-type="error">
            <text:p/>
          </table:table-cell>
          <table:table-cell table:formula="of:=LEFT([.B7]; FIND(&quot;/&quot;; [.B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9]; LEN([.A9]) - FIND(&quot;/&quot;; [.A9]; 1))" office:value-type="string" office:string-value="" calcext:value-type="error">
            <text:p/>
          </table:table-cell>
          <table:table-cell table:formula="of:=LEFT([.A9]; FIND(&quot;/&quot;; [.A9]; 1)-1)" office:value-type="string" office:string-value="" calcext:value-type="error">
            <text:p/>
          </table:table-cell>
          <table:table-cell table:formula="of:=LEFT([.B9]; FIND(&quot;/&quot;; [.B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0]; LEN([.A10]) - FIND(&quot;/&quot;; [.A10]; 1))" office:value-type="string" office:string-value="563-1106-ND/1165500" calcext:value-type="string">
            <text:p>563-1106-ND/1165500</text:p>
          </table:table-cell>
          <table:table-cell table:formula="of:=LEFT([.A10]; FIND(&quot;/&quot;; [.A10]; 1)-1)" office:value-type="string" office:string-value="F16EA-03LLC%20%2FE" calcext:value-type="string">
            <text:p>F16EA-03LLC%20%2FE</text:p>
          </table:table-cell>
          <table:table-cell table:formula="of:=LEFT([.B10]; FIND(&quot;/&quot;; [.B10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S4B-EH/455-1030-ND/527254" calcext:value-type="string">
            <text:p>S4B-EH/455-1030-ND/527254</text:p>
          </table:table-cell>
          <table:table-cell table:formula="of:=RIGHT([.A11]; LEN([.A11]) - FIND(&quot;/&quot;; [.A11]; 1))" office:value-type="string" office:string-value="455-1030-ND/527254" calcext:value-type="string">
            <text:p>455-1030-ND/527254</text:p>
          </table:table-cell>
          <table:table-cell table:formula="of:=LEFT([.A11]; FIND(&quot;/&quot;; [.A11]; 1)-1)" office:value-type="string" office:string-value="S4B-EH" calcext:value-type="string">
            <text:p>S4B-EH</text:p>
          </table:table-cell>
          <table:table-cell table:formula="of:=LEFT([.B11]; FIND(&quot;/&quot;; [.B11]; 1)-1)" office:value-type="string" office:string-value="455-1030-ND" calcext:value-type="string">
            <text:p>455-1030-ND</text:p>
          </table:table-cell>
        </table:table-row>
        <table:table-row table:style-name="ro1">
          <table:table-cell table:formula="of:=RIGHT(['Airbeam-PARTSDB'.J15];LEN(['Airbeam-PARTSDB'.J15])- (FIND(&quot;/en/&quot;;['Airbeam-PARTSDB'.J15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3]; LEN([.A13]) - FIND(&quot;/&quot;; [.A13]; 1))" office:value-type="string" office:string-value="609-4050-1-ND/2350357" calcext:value-type="string">
            <text:p>609-4050-1-ND/2350357</text:p>
          </table:table-cell>
          <table:table-cell table:formula="of:=LEFT([.A13]; FIND(&quot;/&quot;; [.A13]; 1)-1)" office:value-type="string" office:string-value="10103594-0001LF" calcext:value-type="string">
            <text:p>10103594-0001LF</text:p>
          </table:table-cell>
          <table:table-cell table:formula="of:=LEFT([.B13]; FIND(&quot;/&quot;; [.B13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14]; LEN([.A14]) - FIND(&quot;/&quot;; [.A14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14]; FIND(&quot;/&quot;; [.A14]; 1)-1)" office:value-type="string" office:string-value="Technologies" calcext:value-type="string">
            <text:p>Technologies</text:p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" calcext:value-type="error">
            <text:p/>
          </table:table-cell>
          <table:table-cell table:formula="of:=RIGHT([.A15]; LEN([.A15]) - FIND(&quot;/&quot;; [.A15]; 1))" office:value-type="string" office:string-value="" calcext:value-type="error">
            <text:p/>
          </table:table-cell>
          <table:table-cell table:formula="of:=LEFT([.A15]; FIND(&quot;/&quot;; [.A15]; 1)-1)" office:value-type="string" office:string-value="" calcext:value-type="error">
            <text:p/>
          </table:table-cell>
          <table:table-cell table:formula="of:=LEFT([.B15]; FIND(&quot;/&quot;; [.B1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RT6150BGQW/1028-1260-1-ND/4733184" calcext:value-type="string">
            <text:p>RT6150BGQW/1028-1260-1-ND/4733184</text:p>
          </table:table-cell>
          <table:table-cell table:formula="of:=RIGHT([.A17]; LEN([.A17]) - FIND(&quot;/&quot;; [.A17]; 1))" office:value-type="string" office:string-value="1028-1260-1-ND/4733184" calcext:value-type="string">
            <text:p>1028-1260-1-ND/4733184</text:p>
          </table:table-cell>
          <table:table-cell table:formula="of:=LEFT([.A17]; FIND(&quot;/&quot;; [.A17]; 1)-1)" office:value-type="string" office:string-value="RT6150BGQW" calcext:value-type="string">
            <text:p>RT6150BGQW</text:p>
          </table:table-cell>
          <table:table-cell table:formula="of:=LEFT([.B17]; FIND(&quot;/&quot;; [.B17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18]; LEN([.A18]) - FIND(&quot;/&quot;; [.A18]; 1))" office:value-type="string" office:string-value="MC34673AEPR2CT-ND/1867915" calcext:value-type="string">
            <text:p>MC34673AEPR2CT-ND/1867915</text:p>
          </table:table-cell>
          <table:table-cell table:formula="of:=LEFT([.A18]; FIND(&quot;/&quot;; [.A18]; 1)-1)" office:value-type="string" office:string-value="MC34673AEPR2" calcext:value-type="string">
            <text:p>MC34673AEPR2</text:p>
          </table:table-cell>
          <table:table-cell table:formula="of:=LEFT([.B18]; FIND(&quot;/&quot;; [.B18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BRL3225T2R2M/587-2165-1-ND/2002863" calcext:value-type="string">
            <text:p>BRL3225T2R2M/587-2165-1-ND/2002863</text:p>
          </table:table-cell>
          <table:table-cell table:formula="of:=RIGHT([.A19]; LEN([.A19]) - FIND(&quot;/&quot;; [.A19]; 1))" office:value-type="string" office:string-value="587-2165-1-ND/2002863" calcext:value-type="string">
            <text:p>587-2165-1-ND/2002863</text:p>
          </table:table-cell>
          <table:table-cell table:formula="of:=LEFT([.A19]; FIND(&quot;/&quot;; [.A19]; 1)-1)" office:value-type="string" office:string-value="BRL3225T2R2M" calcext:value-type="string">
            <text:p>BRL3225T2R2M</text:p>
          </table:table-cell>
          <table:table-cell table:formula="of:=LEFT([.B19]; FIND(&quot;/&quot;; [.B19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0]; LEN([.A20]) - FIND(&quot;/&quot;; [.A20]; 1))" office:value-type="string" office:string-value="587-2408-1-ND/2230274" calcext:value-type="string">
            <text:p>587-2408-1-ND/2230274</text:p>
          </table:table-cell>
          <table:table-cell table:formula="of:=LEFT([.A20]; FIND(&quot;/&quot;; [.A20]; 1)-1)" office:value-type="string" office:string-value="NRS5020T6R8MMGJ" calcext:value-type="string">
            <text:p>NRS5020T6R8MMGJ</text:p>
          </table:table-cell>
          <table:table-cell table:formula="of:=LEFT([.B20]; FIND(&quot;/&quot;; [.B20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RT9819C-29GV/1028-1023-1-ND/2470082" calcext:value-type="string">
            <text:p>RT9819C-29GV/1028-1023-1-ND/2470082</text:p>
          </table:table-cell>
          <table:table-cell table:formula="of:=RIGHT([.A21]; LEN([.A21]) - FIND(&quot;/&quot;; [.A21]; 1))" office:value-type="string" office:string-value="1028-1023-1-ND/2470082" calcext:value-type="string">
            <text:p>1028-1023-1-ND/2470082</text:p>
          </table:table-cell>
          <table:table-cell table:formula="of:=LEFT([.A21]; FIND(&quot;/&quot;; [.A21]; 1)-1)" office:value-type="string" office:string-value="RT9819C-29GV" calcext:value-type="string">
            <text:p>RT9819C-29GV</text:p>
          </table:table-cell>
          <table:table-cell table:formula="of:=LEFT([.B21]; FIND(&quot;/&quot;; [.B21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0ZCJ0100FF2E/507-1806-1-ND/4156243" calcext:value-type="string">
            <text:p>0ZCJ0100FF2E/507-1806-1-ND/4156243</text:p>
          </table:table-cell>
          <table:table-cell table:formula="of:=RIGHT([.A22]; LEN([.A22]) - FIND(&quot;/&quot;; [.A22]; 1))" office:value-type="string" office:string-value="507-1806-1-ND/4156243" calcext:value-type="string">
            <text:p>507-1806-1-ND/4156243</text:p>
          </table:table-cell>
          <table:table-cell table:formula="of:=LEFT([.A22]; FIND(&quot;/&quot;; [.A22]; 1)-1)" office:value-type="string" office:string-value="0ZCJ0100FF2E" calcext:value-type="string">
            <text:p>0ZCJ0100FF2E</text:p>
          </table:table-cell>
          <table:table-cell table:formula="of:=LEFT([.B22]; FIND(&quot;/&quot;; [.B22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" calcext:value-type="error">
            <text:p/>
          </table:table-cell>
          <table:table-cell table:formula="of:=RIGHT([.A23]; LEN([.A23]) - FIND(&quot;/&quot;; [.A23]; 1))" office:value-type="string" office:string-value="" calcext:value-type="error">
            <text:p/>
          </table:table-cell>
          <table:table-cell table:formula="of:=LEFT([.A23]; FIND(&quot;/&quot;; [.A23]; 1)-1)" office:value-type="string" office:string-value="" calcext:value-type="error">
            <text:p/>
          </table:table-cell>
          <table:table-cell table:formula="of:=LEFT([.B23]; FIND(&quot;/&quot;; [.B2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24]; LEN([.A24]) - FIND(&quot;/&quot;; [.A24]; 1))" office:value-type="string" office:string-value="IRLML2246TRPBFCT-ND/2639576" calcext:value-type="string">
            <text:p>IRLML2246TRPBFCT-ND/2639576</text:p>
          </table:table-cell>
          <table:table-cell table:formula="of:=LEFT([.A24]; FIND(&quot;/&quot;; [.A24]; 1)-1)" office:value-type="string" office:string-value="IRLML2246TRPBF" calcext:value-type="string">
            <text:p>IRLML2246TRPBF</text:p>
          </table:table-cell>
          <table:table-cell table:formula="of:=LEFT([.B24]; FIND(&quot;/&quot;; [.B24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B130LAW-7-F/B130LAW-FDICT-ND/725052" calcext:value-type="string">
            <text:p>B130LAW-7-F/B130LAW-FDICT-ND/725052</text:p>
          </table:table-cell>
          <table:table-cell table:formula="of:=RIGHT([.A25]; LEN([.A25]) - FIND(&quot;/&quot;; [.A25]; 1))" office:value-type="string" office:string-value="B130LAW-FDICT-ND/725052" calcext:value-type="string">
            <text:p>B130LAW-FDICT-ND/725052</text:p>
          </table:table-cell>
          <table:table-cell table:formula="of:=LEFT([.A25]; FIND(&quot;/&quot;; [.A25]; 1)-1)" office:value-type="string" office:string-value="B130LAW-7-F" calcext:value-type="string">
            <text:p>B130LAW-7-F</text:p>
          </table:table-cell>
          <table:table-cell table:formula="of:=LEFT([.B25]; FIND(&quot;/&quot;; [.B25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MH2029-300Y/MH2029-300YCT-ND/3741761" calcext:value-type="string">
            <text:p>MH2029-300Y/MH2029-300YCT-ND/3741761</text:p>
          </table:table-cell>
          <table:table-cell table:formula="of:=RIGHT([.A26]; LEN([.A26]) - FIND(&quot;/&quot;; [.A26]; 1))" office:value-type="string" office:string-value="MH2029-300YCT-ND/3741761" calcext:value-type="string">
            <text:p>MH2029-300YCT-ND/3741761</text:p>
          </table:table-cell>
          <table:table-cell table:formula="of:=LEFT([.A26]; FIND(&quot;/&quot;; [.A26]; 1)-1)" office:value-type="string" office:string-value="MH2029-300Y" calcext:value-type="string">
            <text:p>MH2029-300Y</text:p>
          </table:table-cell>
          <table:table-cell table:formula="of:=LEFT([.B26]; FIND(&quot;/&quot;; [.B26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27]; LEN([.A27]) - FIND(&quot;/&quot;; [.A27]; 1))" office:value-type="string" office:string-value="CG0603MLC-05ECT-ND/3438061" calcext:value-type="string">
            <text:p>CG0603MLC-05ECT-ND/3438061</text:p>
          </table:table-cell>
          <table:table-cell table:formula="of:=LEFT([.A27]; FIND(&quot;/&quot;; [.A27]; 1)-1)" office:value-type="string" office:string-value="CG0603MLC-05E" calcext:value-type="string">
            <text:p>CG0603MLC-05E</text:p>
          </table:table-cell>
          <table:table-cell table:formula="of:=LEFT([.B27]; FIND(&quot;/&quot;; [.B27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" calcext:value-type="error">
            <text:p/>
          </table:table-cell>
          <table:table-cell table:formula="of:=RIGHT([.A28]; LEN([.A28]) - FIND(&quot;/&quot;; [.A28]; 1))" office:value-type="string" office:string-value="" calcext:value-type="error">
            <text:p/>
          </table:table-cell>
          <table:table-cell table:formula="of:=LEFT([.A28]; FIND(&quot;/&quot;; [.A28]; 1)-1)" office:value-type="string" office:string-value="" calcext:value-type="error">
            <text:p/>
          </table:table-cell>
          <table:table-cell table:formula="of:=LEFT([.B28]; FIND(&quot;/&quot;; [.B2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29]; LEN([.A29]) - FIND(&quot;/&quot;; [.A29]; 1))" office:value-type="string" office:string-value="1276-1187-1-ND/3889273" calcext:value-type="string">
            <text:p>1276-1187-1-ND/3889273</text:p>
          </table:table-cell>
          <table:table-cell table:formula="of:=LEFT([.A29]; FIND(&quot;/&quot;; [.A29]; 1)-1)" office:value-type="string" office:string-value="CL10C200JB8NNNC" calcext:value-type="string">
            <text:p>CL10C200JB8NNNC</text:p>
          </table:table-cell>
          <table:table-cell table:formula="of:=LEFT([.B29]; FIND(&quot;/&quot;; [.B29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0]; LEN([.A30]) - FIND(&quot;/&quot;; [.A30]; 1))" office:value-type="string" office:string-value="445-1316-1-ND/567697" calcext:value-type="string">
            <text:p>445-1316-1-ND/567697</text:p>
          </table:table-cell>
          <table:table-cell table:formula="of:=LEFT([.A30]; FIND(&quot;/&quot;; [.A30]; 1)-1)" office:value-type="string" office:string-value="C1608X7R1E104K080AA" calcext:value-type="string">
            <text:p>C1608X7R1E104K080AA</text:p>
          </table:table-cell>
          <table:table-cell table:formula="of:=LEFT([.B30]; FIND(&quot;/&quot;; [.B30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1]; LEN([.A31]) - FIND(&quot;/&quot;; [.A31]; 1))" office:value-type="string" office:string-value="445-1416-1-ND/569082" calcext:value-type="string">
            <text:p>445-1416-1-ND/569082</text:p>
          </table:table-cell>
          <table:table-cell table:formula="of:=LEFT([.A31]; FIND(&quot;/&quot;; [.A31]; 1)-1)" office:value-type="string" office:string-value="C1608X5R1C105K080AA" calcext:value-type="string">
            <text:p>C1608X5R1C105K080AA</text:p>
          </table:table-cell>
          <table:table-cell table:formula="of:=LEFT([.B31]; FIND(&quot;/&quot;; [.B31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2]; LEN([.A32]) - FIND(&quot;/&quot;; [.A32]; 1))" office:value-type="string" office:string-value="445-7644-1-ND/2733716" calcext:value-type="string">
            <text:p>445-7644-1-ND/2733716</text:p>
          </table:table-cell>
          <table:table-cell table:formula="of:=LEFT([.A32]; FIND(&quot;/&quot;; [.A32]; 1)-1)" office:value-type="string" office:string-value="C2012X5R1C106K085AC" calcext:value-type="string">
            <text:p>C2012X5R1C106K085AC</text:p>
          </table:table-cell>
          <table:table-cell table:formula="of:=LEFT([.B32]; FIND(&quot;/&quot;; [.B32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RC0603JR-070RL/311-0.0GRCT-ND/729622" calcext:value-type="string">
            <text:p>RC0603JR-070RL/311-0.0GRCT-ND/729622</text:p>
          </table:table-cell>
          <table:table-cell table:formula="of:=RIGHT([.A34]; LEN([.A34]) - FIND(&quot;/&quot;; [.A34]; 1))" office:value-type="string" office:string-value="311-0.0GRCT-ND/729622" calcext:value-type="string">
            <text:p>311-0.0GRCT-ND/729622</text:p>
          </table:table-cell>
          <table:table-cell table:formula="of:=LEFT([.A34]; FIND(&quot;/&quot;; [.A34]; 1)-1)" office:value-type="string" office:string-value="RC0603JR-070RL" calcext:value-type="string">
            <text:p>RC0603JR-070RL</text:p>
          </table:table-cell>
          <table:table-cell table:formula="of:=LEFT([.B34]; FIND(&quot;/&quot;; [.B34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RC0603JR-0722RL/311-22GRCT-ND/729690" calcext:value-type="string">
            <text:p>RC0603JR-0722RL/311-22GRCT-ND/729690</text:p>
          </table:table-cell>
          <table:table-cell table:formula="of:=RIGHT([.A35]; LEN([.A35]) - FIND(&quot;/&quot;; [.A35]; 1))" office:value-type="string" office:string-value="311-22GRCT-ND/729690" calcext:value-type="string">
            <text:p>311-22GRCT-ND/729690</text:p>
          </table:table-cell>
          <table:table-cell table:formula="of:=LEFT([.A35]; FIND(&quot;/&quot;; [.A35]; 1)-1)" office:value-type="string" office:string-value="RC0603JR-0722RL" calcext:value-type="string">
            <text:p>RC0603JR-0722RL</text:p>
          </table:table-cell>
          <table:table-cell table:formula="of:=LEFT([.B35]; FIND(&quot;/&quot;; [.B35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36]; LEN([.A36]) - FIND(&quot;/&quot;; [.A36]; 1))" office:value-type="string" office:string-value="311-2.00KHRCT-ND/729956" calcext:value-type="string">
            <text:p>311-2.00KHRCT-ND/729956</text:p>
          </table:table-cell>
          <table:table-cell table:formula="of:=LEFT([.A36]; FIND(&quot;/&quot;; [.A36]; 1)-1)" office:value-type="string" office:string-value="RC0603FR-072KL" calcext:value-type="string">
            <text:p>RC0603FR-072KL</text:p>
          </table:table-cell>
          <table:table-cell table:formula="of:=LEFT([.B36]; FIND(&quot;/&quot;; [.B36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RC0603JR-0710KL/311-10KGRCT-ND/729647" calcext:value-type="string">
            <text:p>RC0603JR-0710KL/311-10KGRCT-ND/729647</text:p>
          </table:table-cell>
          <table:table-cell table:formula="of:=RIGHT([.A37]; LEN([.A37]) - FIND(&quot;/&quot;; [.A37]; 1))" office:value-type="string" office:string-value="311-10KGRCT-ND/729647" calcext:value-type="string">
            <text:p>311-10KGRCT-ND/729647</text:p>
          </table:table-cell>
          <table:table-cell table:formula="of:=LEFT([.A37]; FIND(&quot;/&quot;; [.A37]; 1)-1)" office:value-type="string" office:string-value="RC0603JR-0710KL" calcext:value-type="string">
            <text:p>RC0603JR-0710KL</text:p>
          </table:table-cell>
          <table:table-cell table:formula="of:=LEFT([.B37]; FIND(&quot;/&quot;; [.B37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38]; LEN([.A38]) - FIND(&quot;/&quot;; [.A38]; 1))" office:value-type="string" office:string-value="311-53.6KCRCT-ND/730972" calcext:value-type="string">
            <text:p>311-53.6KCRCT-ND/730972</text:p>
          </table:table-cell>
          <table:table-cell table:formula="of:=LEFT([.A38]; FIND(&quot;/&quot;; [.A38]; 1)-1)" office:value-type="string" office:string-value="RC0805FR-0753K6L" calcext:value-type="string">
            <text:p>RC0805FR-0753K6L</text:p>
          </table:table-cell>
          <table:table-cell table:formula="of:=LEFT([.B38]; FIND(&quot;/&quot;; [.B38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ERJ-3EKF8662V/P86.6KHCT-ND/198534" calcext:value-type="string">
            <text:p>ERJ-3EKF8662V/P86.6KHCT-ND/198534</text:p>
          </table:table-cell>
          <table:table-cell table:formula="of:=RIGHT([.A39]; LEN([.A39]) - FIND(&quot;/&quot;; [.A39]; 1))" office:value-type="string" office:string-value="P86.6KHCT-ND/198534" calcext:value-type="string">
            <text:p>P86.6KHCT-ND/198534</text:p>
          </table:table-cell>
          <table:table-cell table:formula="of:=LEFT([.A39]; FIND(&quot;/&quot;; [.A39]; 1)-1)" office:value-type="string" office:string-value="ERJ-3EKF8662V" calcext:value-type="string">
            <text:p>ERJ-3EKF8662V</text:p>
          </table:table-cell>
          <table:table-cell table:formula="of:=LEFT([.B39]; FIND(&quot;/&quot;; [.B39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ERJ-3EKF4873V/P487KHCT-ND/198411" calcext:value-type="string">
            <text:p>ERJ-3EKF4873V/P487KHCT-ND/198411</text:p>
          </table:table-cell>
          <table:table-cell table:formula="of:=RIGHT([.A40]; LEN([.A40]) - FIND(&quot;/&quot;; [.A40]; 1))" office:value-type="string" office:string-value="P487KHCT-ND/198411" calcext:value-type="string">
            <text:p>P487KHCT-ND/198411</text:p>
          </table:table-cell>
          <table:table-cell table:formula="of:=LEFT([.A40]; FIND(&quot;/&quot;; [.A40]; 1)-1)" office:value-type="string" office:string-value="ERJ-3EKF4873V" calcext:value-type="string">
            <text:p>ERJ-3EKF4873V</text:p>
          </table:table-cell>
          <table:table-cell table:formula="of:=LEFT([.B40]; FIND(&quot;/&quot;; [.B40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41]; LEN([.A41]) - FIND(&quot;/&quot;; [.A41]; 1))" office:value-type="string" office:string-value="311-1.00MHRCT-ND/729791" calcext:value-type="string">
            <text:p>311-1.00MHRCT-ND/729791</text:p>
          </table:table-cell>
          <table:table-cell table:formula="of:=LEFT([.A41]; FIND(&quot;/&quot;; [.A41]; 1)-1)" office:value-type="string" office:string-value="RC0603FR-071ML" calcext:value-type="string">
            <text:p>RC0603FR-071ML</text:p>
          </table:table-cell>
          <table:table-cell table:formula="of:=LEFT([.B41]; FIND(&quot;/&quot;; [.B41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" calcext:value-type="error">
            <text:p/>
          </table:table-cell>
          <table:table-cell table:formula="of:=RIGHT([.A42]; LEN([.A42]) - FIND(&quot;/&quot;; [.A42]; 1))" office:value-type="string" office:string-value="" calcext:value-type="error">
            <text:p/>
          </table:table-cell>
          <table:table-cell table:formula="of:=LEFT([.A42]; FIND(&quot;/&quot;; [.A42]; 1)-1)" office:value-type="string" office:string-value="" calcext:value-type="error">
            <text:p/>
          </table:table-cell>
          <table:table-cell table:formula="of:=LEFT([.B42]; FIND(&quot;/&quot;; [.B4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NDS331N/NDS331NCT-ND/458997" calcext:value-type="string">
            <text:p>NDS331N/NDS331NCT-ND/458997</text:p>
          </table:table-cell>
          <table:table-cell table:formula="of:=RIGHT([.A43]; LEN([.A43]) - FIND(&quot;/&quot;; [.A43]; 1))" office:value-type="string" office:string-value="NDS331NCT-ND/458997" calcext:value-type="string">
            <text:p>NDS331NCT-ND/458997</text:p>
          </table:table-cell>
          <table:table-cell table:formula="of:=LEFT([.A43]; FIND(&quot;/&quot;; [.A43]; 1)-1)" office:value-type="string" office:string-value="NDS331N" calcext:value-type="string">
            <text:p>NDS331N</text:p>
          </table:table-cell>
          <table:table-cell table:formula="of:=LEFT([.B43]; FIND(&quot;/&quot;; [.B43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" calcext:value-type="error">
            <text:p/>
          </table:table-cell>
          <table:table-cell table:formula="of:=RIGHT([.A44]; LEN([.A44]) - FIND(&quot;/&quot;; [.A44]; 1))" office:value-type="string" office:string-value="" calcext:value-type="error">
            <text:p/>
          </table:table-cell>
          <table:table-cell table:formula="of:=LEFT([.A44]; FIND(&quot;/&quot;; [.A44]; 1)-1)" office:value-type="string" office:string-value="" calcext:value-type="error">
            <text:p/>
          </table:table-cell>
          <table:table-cell table:formula="of:=LEFT([.B44]; FIND(&quot;/&quot;; [.B4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" calcext:value-type="error">
            <text:p/>
          </table:table-cell>
          <table:table-cell table:formula="of:=RIGHT([.A45]; LEN([.A45]) - FIND(&quot;/&quot;; [.A45]; 1))" office:value-type="string" office:string-value="" calcext:value-type="error">
            <text:p/>
          </table:table-cell>
          <table:table-cell table:formula="of:=LEFT([.A45]; FIND(&quot;/&quot;; [.A45]; 1)-1)" office:value-type="string" office:string-value="" calcext:value-type="error">
            <text:p/>
          </table:table-cell>
          <table:table-cell table:formula="of:=LEFT([.B45]; FIND(&quot;/&quot;; [.B4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" calcext:value-type="error">
            <text:p/>
          </table:table-cell>
          <table:table-cell table:formula="of:=RIGHT([.A46]; LEN([.A46]) - FIND(&quot;/&quot;; [.A46]; 1))" office:value-type="string" office:string-value="" calcext:value-type="error">
            <text:p/>
          </table:table-cell>
          <table:table-cell table:formula="of:=LEFT([.A46]; FIND(&quot;/&quot;; [.A46]; 1)-1)" office:value-type="string" office:string-value="" calcext:value-type="error">
            <text:p/>
          </table:table-cell>
          <table:table-cell table:formula="of:=LEFT([.B46]; FIND(&quot;/&quot;; [.B4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" calcext:value-type="error">
            <text:p/>
          </table:table-cell>
          <table:table-cell table:formula="of:=RIGHT([.A47]; LEN([.A47]) - FIND(&quot;/&quot;; [.A47]; 1))" office:value-type="string" office:string-value="" calcext:value-type="error">
            <text:p/>
          </table:table-cell>
          <table:table-cell table:formula="of:=LEFT([.A47]; FIND(&quot;/&quot;; [.A47]; 1)-1)" office:value-type="string" office:string-value="" calcext:value-type="error">
            <text:p/>
          </table:table-cell>
          <table:table-cell table:formula="of:=LEFT([.B47]; FIND(&quot;/&quot;; [.B4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" calcext:value-type="error">
            <text:p/>
          </table:table-cell>
          <table:table-cell table:formula="of:=RIGHT([.A48]; LEN([.A48]) - FIND(&quot;/&quot;; [.A48]; 1))" office:value-type="string" office:string-value="" calcext:value-type="error">
            <text:p/>
          </table:table-cell>
          <table:table-cell table:formula="of:=LEFT([.A48]; FIND(&quot;/&quot;; [.A48]; 1)-1)" office:value-type="string" office:string-value="" calcext:value-type="error">
            <text:p/>
          </table:table-cell>
          <table:table-cell table:formula="of:=LEFT([.B48]; FIND(&quot;/&quot;; [.B4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49]; LEN([.A49]) - FIND(&quot;/&quot;; [.A49]; 1))" office:value-type="string" office:string-value="" calcext:value-type="error">
            <text:p/>
          </table:table-cell>
          <table:table-cell table:formula="of:=LEFT([.A49]; FIND(&quot;/&quot;; [.A49]; 1)-1)" office:value-type="string" office:string-value="" calcext:value-type="error">
            <text:p/>
          </table:table-cell>
          <table:table-cell table:formula="of:=LEFT([.B49]; FIND(&quot;/&quot;; [.B4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50]; LEN([.A50]) - FIND(&quot;/&quot;; [.A50]; 1))" office:value-type="string" office:string-value="" calcext:value-type="error">
            <text:p/>
          </table:table-cell>
          <table:table-cell table:formula="of:=LEFT([.A50]; FIND(&quot;/&quot;; [.A50]; 1)-1)" office:value-type="string" office:string-value="" calcext:value-type="error">
            <text:p/>
          </table:table-cell>
          <table:table-cell table:formula="of:=LEFT([.B50]; FIND(&quot;/&quot;; [.B5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2]; LEN([.A52]) - FIND(&quot;/&quot;; [.A52]; 1))" office:value-type="string" office:string-value="" calcext:value-type="error">
            <text:p/>
          </table:table-cell>
          <table:table-cell table:formula="of:=LEFT([.A52]; FIND(&quot;/&quot;; [.A52]; 1)-1)" office:value-type="string" office:string-value="" calcext:value-type="error">
            <text:p/>
          </table:table-cell>
          <table:table-cell table:formula="of:=LEFT([.B52]; FIND(&quot;/&quot;; [.B5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8];LEN(['Airbeam-PARTSDB'.J68])- (FIND(&quot;/en/&quot;;['Airbeam-PARTSDB'.J68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9];LEN(['Airbeam-PARTSDB'.J69])- (FIND(&quot;/en/&quot;;['Airbeam-PARTSDB'.J69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0];LEN(['Airbeam-PARTSDB'.J70])- (FIND(&quot;/en/&quot;;['Airbeam-PARTSDB'.J70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1];LEN(['Airbeam-PARTSDB'.J71])- (FIND(&quot;/en/&quot;;['Airbeam-PARTSDB'.J71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17:02:41.597972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3-27T19:28:41.508734176</dc:date>
    <meta:generator>LibreOffice/4.2.2.1$Linux_X86_64 LibreOffice_project/420m0$Build-1</meta:generator>
    <meta:editing-duration>PT4H35M32S</meta:editing-duration>
    <meta:editing-cycles>48</meta:editing-cycles>
    <meta:document-statistic meta:table-count="2" meta:cell-count="511" meta:object-count="0"/>
  </office:meta>
</office:document-meta>
</file>